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226ea5" style:font-size-asian="14pt" style:font-size-complex="14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24f268" style:font-size-asian="14pt" style:font-size-complex="14pt"/>
    </style:style>
    <style:style style:name="P4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4pt" style:font-size-asian="14pt" style:font-size-complex="14pt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FreeSans1" fo:font-size="14pt" officeooo:rsid="002314c5" officeooo:paragraph-rsid="00226ea5" style:font-size-asian="14pt" style:font-size-complex="14pt"/>
    </style:style>
    <style:style style:name="P6" style:family="paragraph" style:parent-style-name="Preformatted_20_Text">
      <style:paragraph-properties fo:line-height="150%" fo:text-align="center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line-height="15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line-height="100%" fo:text-align="justify" style:justify-single-word="false"/>
      <style:text-properties style:font-name="FreeSans1" fo:font-size="14pt" fo:font-weight="bold" officeooo:rsid="001dd88b" officeooo:paragraph-rsid="001dd88b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line-height="10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line-height="150%" fo:text-align="justify" style:justify-single-word="false"/>
      <style:text-properties style:font-name="FreeSans1" fo:font-size="12pt" style:font-size-asian="12pt" style:font-size-complex="12pt"/>
    </style:style>
    <style:style style:name="P11" style:family="paragraph" style:parent-style-name="Preformatted_20_Text">
      <style:paragraph-properties fo:line-height="100%" fo:text-align="justify" style:justify-single-word="false"/>
      <style:text-properties style:font-name="FreeSans1" fo:font-size="12pt" style:font-size-asian="12pt" style:font-size-complex="12pt"/>
    </style:style>
    <style:style style:name="P12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2pt" officeooo:rsid="001ef735" officeooo:paragraph-rsid="001ef735" style:font-size-asian="12pt" style:font-size-complex="12pt"/>
    </style:style>
    <style:style style:name="P13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2pt" style:font-size-asian="12pt" style:font-size-complex="12pt"/>
    </style:style>
    <style:style style:name="P14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2pt" fo:font-weight="bold" officeooo:rsid="001ef735" officeooo:paragraph-rsid="001ef735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2pt" fo:font-weight="bold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2pt" fo:font-weight="normal" officeooo:rsid="001ef735" officeooo:paragraph-rsid="001ef73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name-complex="Times New Roman1" style:font-size-complex="14pt"/>
    </style:style>
    <style:style style:name="P18" style:family="paragraph" style:parent-style-name="Standard">
      <style:text-properties style:font-name="FreeSans" fo:font-size="14pt" fo:font-weight="bold" officeooo:paragraph-rsid="0015f420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ans" fo:font-size="14pt" officeooo:paragraph-rsid="0015f420" style:font-size-asian="14pt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officeooo:paragraph-rsid="0015f420"/>
    </style:style>
    <style:style style:name="P2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FreeSans" fo:font-size="14pt" officeooo:paragraph-rsid="0015f420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FreeSans" fo:font-size="14pt" officeooo:paragraph-rsid="0015f420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FreeSans" officeooo:paragraph-rsid="0015f420" style:font-name-asian="Times New Roman1" style:font-name-complex="Times New Roman1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5f420"/>
    </style:style>
    <style:style style:name="P26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15f420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5f420"/>
    </style:style>
    <style:style style:name="P28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9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29b9bd" style:font-size-asian="14pt" style:font-size-complex="14pt"/>
    </style:style>
    <style:style style:name="P30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1c1e03" style:font-size-asian="14pt" style:font-size-complex="14pt"/>
    </style:style>
    <style:style style:name="P31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24f268" style:font-size-asian="14pt" style:font-size-complex="14pt"/>
    </style:style>
    <style:style style:name="P32" style:family="paragraph" style:parent-style-name="Preformatted_20_Text">
      <style:paragraph-properties fo:line-height="150%" fo:text-align="center" style:justify-single-word="false"/>
      <style:text-properties style:font-name="FreeSans1" fo:font-size="14pt" style:font-size-asian="14pt" style:font-size-complex="14pt"/>
    </style:style>
    <style:style style:name="P33" style:family="paragraph" style:parent-style-name="Preformatted_20_Text">
      <style:paragraph-properties fo:margin-top="0cm" fo:margin-bottom="0cm" style:contextual-spacing="false" fo:line-height="115%" fo:text-align="justify" style:justify-single-word="false"/>
      <style:text-properties style:font-name="FreeSans1" fo:font-size="14pt" style:font-size-asian="14pt" style:font-size-complex="14pt"/>
    </style:style>
    <style:style style:name="P34" style:family="paragraph" style:parent-style-name="Preformatted_20_Text">
      <style:paragraph-properties fo:line-height="15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35" style:family="paragraph" style:parent-style-name="Preformatted_20_Text">
      <style:paragraph-properties fo:line-height="100%" fo:text-align="justify" style:justify-single-word="false"/>
      <style:text-properties style:font-name="FreeSans1" fo:font-size="12pt" fo:font-weight="normal" officeooo:rsid="001ef735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line-height="100%" fo:text-align="justify" style:justify-single-word="false"/>
      <style:text-properties style:font-name="FreeSans1" fo:font-size="12pt" fo:font-weight="normal" officeooo:rsid="002acad5" officeooo:paragraph-rsid="002acad5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line-height="100%" fo:text-align="justify" style:justify-single-word="false"/>
      <style:text-properties style:font-name="FreeSans1" fo:font-size="12pt" fo:font-weight="bold" officeooo:rsid="002acad5" officeooo:paragraph-rsid="002acad5" style:font-size-asian="12pt" style:font-weight-asian="bold" style:font-size-complex="12pt" style:font-weight-complex="bold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FreeSans" fo:font-size="14pt" officeooo:paragraph-rsid="0015f420" style:font-size-asian="14pt" style:font-name-complex="Times New Roman1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FreeSans1" fo:font-size="14pt" fo:font-weight="bold" officeooo:rsid="0028294a" officeooo:paragraph-rsid="0028294a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FreeSans" officeooo:paragraph-rsid="0015f420" style:font-name-asian="Times New Roman1" style:font-name-complex="Times New Roman1"/>
    </style:style>
    <style:style style:name="P4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FreeSans1" fo:font-size="14pt" style:font-size-asian="14pt" style:font-size-complex="14pt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T1" style:family="text">
      <style:text-properties style:font-name="FreeSans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FreeSans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FreeSans" fo:font-size="14pt" fo:font-weight="bold" officeooo:rsid="0028294a" style:font-size-asian="14pt" style:font-weight-asian="bold" style:font-name-complex="Times New Roman1" style:font-size-complex="14pt"/>
    </style:style>
    <style:style style:name="T4" style:family="text">
      <style:text-properties fo:color="#000000" loext:opacity="100%" style:font-name="FreeSans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FreeSans" fo:font-size="14pt" fo:language="en" fo:country="US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loext:opacity="100%" style:font-name="FreeSans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FreeSans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loext:opacity="100%" style:font-name="FreeSans" fo:font-size="14pt" officeooo:rsid="00269283" fo:background-color="#ffffff" loext:char-shading-value="0" style:font-name-asian="Times New Roman1" style:font-size-asian="14pt" style:font-name-complex="Times New Roman1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9b9bd" style:font-weight-asian="bold" style:font-weight-complex="bold"/>
    </style:style>
    <style:style style:name="T11" style:family="text">
      <style:text-properties officeooo:rsid="001ae395"/>
    </style:style>
    <style:style style:name="T12" style:family="text">
      <style:text-properties officeooo:rsid="001c1e03"/>
    </style:style>
    <style:style style:name="T13" style:family="text">
      <style:text-properties officeooo:rsid="001dd88b"/>
    </style:style>
    <style:style style:name="T14" style:family="text">
      <style:text-properties officeooo:rsid="00226ea5"/>
    </style:style>
    <style:style style:name="T15" style:family="text">
      <style:text-properties officeooo:rsid="002350da"/>
    </style:style>
    <style:style style:name="T16" style:family="text">
      <style:text-properties officeooo:rsid="002314c5"/>
    </style:style>
    <style:style style:name="T17" style:family="text">
      <style:text-properties officeooo:rsid="0024f268"/>
    </style:style>
    <style:style style:name="T18" style:family="text">
      <style:text-properties officeooo:rsid="0029b9bd"/>
    </style:style>
    <style:style style:name="T19" style:family="text">
      <style:text-properties officeooo:rsid="0029f297"/>
    </style:style>
    <style:style style:name="T20" style:family="text">
      <style:text-properties officeooo:rsid="002acad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20"/>
      <text:p text:style-name="P20">Московский Авиационный Институт</text:p>
      <text:p text:style-name="P20">(Национальный Исследовательский Университет)</text:p>
      <text:p text:style-name="P20"/>
      <text:p text:style-name="P20">Факультет информационных технологий и прикладной математики</text:p>
      <text:p text:style-name="P20">Кафедра вычислительной математики и программирования</text:p>
      <text:p text:style-name="P17"/>
      <text:p text:style-name="P17"/>
      <text:p text:style-name="P21"><text:span text:style-name="T1">Лабораторная работа №</text:span><text:span text:style-name="T3">5-7</text:span><text:span text:style-name="T1"> по курсу</text:span><text:span text:style-name="T2"> </text:span></text:p>
      <text:p text:style-name="P19">«Операционные системы»</text:p>
      <text:p text:style-name="P18"><text:tab/></text:p>
      <text:p text:style-name="P39">Управление серверами сообщений </text:p>
      <text:p text:style-name="P39">Применение отложенных вычислений</text:p>
      <text:p text:style-name="P39">Интеграция программных систем груг с другом </text:p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pan text:style-name="T4">Студент: </text:span><text:span text:style-name="T5">Кайдалова Александра Андреевна</text:span></text:p>
      <text:p text:style-name="P26"><text:span text:style-name="T4">Группа: М8О–212Б–</text:span><text:span text:style-name="T6">22</text:span></text:p>
      <text:p text:style-name="P26"><text:span text:style-name="T4">Вариант: </text:span><text:span text:style-name="T8">9</text:span></text:p>
      <text:p text:style-name="P22">Преподаватель: Соколов Андрей Алексеевич</text:p>
      <text:p text:style-name="P22">Оценка: __________ </text:p>
      <text:p text:style-name="P22">Дата: __________</text:p>
      <text:p text:style-name="P22">Подпись: __________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<text:span text:style-name="T4">Москва, 20</text:span><text:span text:style-name="T7">23</text:span></text:p>
      <text:p text:style-name="P6"><text:soft-page-break/>Постановка задачи</text:p>
      <text:p text:style-name="P7">Цель работы</text:p>
      <text:p text:style-name="P42">Приобретение практических навыков в:</text:p>
      <text:p text:style-name="P42"><text:s text:c="4"/>• Управлении серверами сообщений (№5)</text:p>
      <text:p text:style-name="P42"><text:s text:c="4"/>• Применение отложенных вычислений (№6)</text:p>
      <text:p text:style-name="P42"><text:s text:c="4"/>• Интеграция программных систем друг с другом (№7)</text:p>
      <text:p text:style-name="P7">Задание</text:p>
      <text:p text:style-name="P1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</text:p>
      <text:p text:style-name="P1"/>
      <text:p text:style-name="P7">Вариант 1<text:span text:style-name="T18">4</text:span></text:p>
      <text:p text:style-name="P7">Топология 1.</text:p>
      <text:p text:style-name="P1">Все вычислительные узлы находятся в списке. Есть только один управляющий узел. Чтобы</text:p>
      <text:p text:style-name="P1">добавить новый вычислительный узел к управляющему, то необходимо выполнить команду:</text:p>
      <text:p text:style-name="P1">create id -1.</text:p>
      <text:p text:style-name="P1">(подсчет суммы n чисел)</text:p>
      <text:p text:style-name="P7">Набор команд 1.</text:p>
      <text:p text:style-name="P1">(подсчет суммы n чисел)</text:p>
      <text:p text:style-name="P1">id – целочисленный идентификатор вычислительного узла, на который <text:soft-page-break/>отправляется команда</text:p>
      <text:p text:style-name="P1">n – количество складываемых чисел (от 1 до 108)</text:p>
      <text:p text:style-name="P1">k1 … kn – складываемые числа</text:p>
      <text:p text:style-name="P1">Пример:</text:p>
      <text:p text:style-name="P1">&gt; exec 10 3 1 2 3</text:p>
      <text:p text:style-name="P1">Ok:10: 6</text:p>
      <text:p text:style-name="P29"><text:span text:style-name="T9">Тип проверки доступности узлов 1</text:span><text:span text:style-name="T10">.</text:span></text:p>
      <text:p text:style-name="P29">Формат команды: pingall <text:s/></text:p>
      <text:p text:style-name="P1">Вывод всех недоступных узлов вывести разделенные через точку запятую. <text:s/></text:p>
      <text:p text:style-name="P1">Пример: <text:s/></text:p>
      <text:p text:style-name="P1">pingall <text:s/></text:p>
      <text:p text:style-name="P1">Ok: -1 // Все узлы доступны <text:s/></text:p>
      <text:p text:style-name="P1">pingall <text:s/></text:p>
      <text:p text:style-name="P1">Ok: 7;10;15 // узлы 7, 10, 15 — недоступны <text:s/></text:p>
      <text:p text:style-name="P1"/>
      <text:p text:style-name="P6">Общий метод и алгоритм решения.</text:p>
      <text:p text:style-name="P1"><text:span text:style-name="T19">У</text:span> управляющего узла есть три основные команды: create, exec и heartbit. Первая создает вычислительный узел с id и помещает его в конец list. Можно указать родительский id, тогда после проверки на существование узла с таким id новый добавится в список после него. Если требуемый id уже существует – об этом будет сообщено. Управляющий узел имеет зарезервированный id = -1.</text:p>
      <text:p text:style-name="P1">Каждому вычислительному узлу будет соответствовать два порта – 4042 + id *2 и 4042 + id *2 + 1. Первый порт прослушивается для получения команды, второй – для получения результата этой команды, при условии что команда отправлялась следующим вычислительным узлам.</text:p>
      <text:p text:style-name="P1">При получении управляющим узлом команды на выполнение он отправляет ее главному вычислительному узлу. Далее каждый вычислительный узел проверяет, соответствует ли его id указанному в команде. Если да, то он выполняет эту команду (в данном случае – суммирует n-ое количество чисел). Если нет, то отправляет ее следующему узлу и ждет на своем порту <text:soft-page-break/>ответа от следующего узла.</text:p>
      <text:p text:style-name="P1">Каждый вычислительный узел знает своих соседей. При изменении списка узлов появляется необходимость изменять этих соседей. Для этого по аналогии с командой exec главному узлу посылается команда rebind target_id next/prev id. При удалении элемента из списка появляется необходимость еще и завершить процесс соответствующего узла. Для этого посылается команда unbind, которая имеет разные состояния:</text:p>
      <text:p text:style-name="P1">find first – поиск элемента, который стоит слева от первого удаляемого узла,</text:p>
      <text:p text:style-name="P1">find last - поиск элемента, который стоит справа от последнего удаляемого узла,</text:p>
      <text:p text:style-name="P1">active – в это состояние unbind переходить после прохождения состояния find, узлы, получившие команду unbind в состоянии active начинают удаляться – отвязываются от своих портов и завершаются (exit),</text:p>
      <text:p text:style-name="P1">inactive – удаление кончилось, идем до управляющего узла.</text:p>
      <text:p text:style-name="P1">Затем нужно сделать rebind у first и last узлов для next и prev соответственно.</text:p>
      <text:p text:style-name="P1">Для более красивого вывода в программе предусмотрен символ ожидания ввода от пользователя $. </text:p>
      <text:p text:style-name="P1"/>
      <text:p text:style-name="P32"><text:s text:c="17"/><text:span text:style-name="T9">Основные файлы программы</text:span></text:p>
      <text:p text:style-name="P37">SERVER.CPP</text:p>
      <text:p text:style-name="P35">#include &lt;iostream&gt;</text:p>
      <text:p text:style-name="P35">#include &lt;zmq.hpp&gt;</text:p>
      <text:p text:style-name="P35">#include &lt;list&gt;</text:p>
      <text:p text:style-name="P35">#include &lt;map&gt;</text:p>
      <text:p text:style-name="P35">#include &lt;thread&gt;</text:p>
      <text:p text:style-name="P35">#include &lt;mutex&gt;</text:p>
      <text:p text:style-name="P35">#include &lt;unistd.h&gt;</text:p>
      <text:p text:style-name="P35">#include &lt;signal.h&gt;</text:p>
      <text:p text:style-name="P35">#include "lib.hpp"</text:p>
      <text:p text:style-name="P35"/>
      <text:p text:style-name="P35">using namespace zmq;</text:p>
      <text:p text:style-name="P35">const int MAX_LEN_MSG = 256;</text:p>
      <text:p text:style-name="P35">std::mutex print_mutex;</text:p>
      <text:p text:style-name="P35"/>
      <text:p text:style-name="P35">void print(std::vector&lt;std::string&gt; vec) {</text:p>
      <text:p text:style-name="P35"><text:s text:c="4"/>std::lock_guard&lt;std::mutex&gt; lock(print_mutex);</text:p>
      <text:p text:style-name="P35"><text:s text:c="4"/>for (auto elem : vec)</text:p>
      <text:p text:style-name="P35"><text:s text:c="8"/>std::cout &lt;&lt; elem;</text:p>
      <text:p text:style-name="P35">}</text:p>
      <text:p text:style-name="P35"><text:soft-page-break/></text:p>
      <text:p text:style-name="P35">int create_process() {</text:p>
      <text:p text:style-name="P35"><text:s text:c="4"/>pid_t pid = fork();</text:p>
      <text:p text:style-name="P35"><text:s text:c="4"/>if (-1 == pid) {</text:p>
      <text:p text:style-name="P35"><text:s text:c="8"/>perror("fork");</text:p>
      <text:p text:style-name="P35"><text:s text:c="8"/>exit(-1);</text:p>
      <text:p text:style-name="P35"><text:s text:c="4"/>}</text:p>
      <text:p text:style-name="P35"><text:s text:c="4"/>return pid;</text:p>
      <text:p text:style-name="P35">}</text:p>
      <text:p text:style-name="P35"/>
      <text:p text:style-name="P35">void kill_process(pid_t pid) {</text:p>
      <text:p text:style-name="P35"><text:s text:c="4"/>kill(pid, SIGTERM);</text:p>
      <text:p text:style-name="P35">}</text:p>
      <text:p text:style-name="P35"/>
      <text:p text:style-name="P35">struct Node {</text:p>
      <text:p text:style-name="P35"><text:s text:c="4"/>int id;</text:p>
      <text:p text:style-name="P35"><text:s text:c="4"/>bool isChild;</text:p>
      <text:p text:style-name="P35"><text:s text:c="4"/>int idParent;</text:p>
      <text:p text:style-name="P35"><text:s text:c="4"/>pid_t pid;</text:p>
      <text:p text:style-name="P35">};</text:p>
      <text:p text:style-name="P35"/>
      <text:p text:style-name="P35">std::ostream&amp; operator&lt;&lt;(std::ostream&amp; out, Node&amp; node) {</text:p>
      <text:p text:style-name="P35"><text:s text:c="4"/>return out;</text:p>
      <text:p text:style-name="P35">}</text:p>
      <text:p text:style-name="P35"/>
      <text:p text:style-name="P35">void changeMainCalcNode(socket_t &amp;pub, int &amp;idMainCalcNode, int id) {</text:p>
      <text:p text:style-name="P35"><text:s text:c="4"/>pub.bind(getAddrNext(id));</text:p>
      <text:p text:style-name="P35"><text:s text:c="4"/>idMainCalcNode = id;</text:p>
      <text:p text:style-name="P35">}</text:p>
      <text:p text:style-name="P35"/>
      <text:p text:style-name="P35">void sendMsg(std::string msg, socket_t &amp;pub) {</text:p>
      <text:p text:style-name="P35"><text:s text:c="4"/>mutable_buffer mbuf = buffer(msg);</text:p>
      <text:p text:style-name="P35"><text:s text:c="4"/>auto res_s = pub.send(mbuf, send_flags::none);</text:p>
      <text:p text:style-name="P35"><text:s text:c="4"/>if (!res_s.has_value()) {</text:p>
      <text:p text:style-name="P35"><text:s text:c="8"/>print({"Send error"});</text:p>
      <text:p text:style-name="P35"><text:s text:c="8"/>return;</text:p>
      <text:p text:style-name="P35"><text:s text:c="4"/>}</text:p>
      <text:p text:style-name="P35">}</text:p>
      <text:p text:style-name="P35"/>
      <text:p text:style-name="P35">void execThread(std::string msg, socket_t &amp;pub, socket_t &amp;sub, int id) {</text:p>
      <text:p text:style-name="P35"><text:s text:c="4"/>mutable_buffer mbuf = buffer(msg);</text:p>
      <text:p text:style-name="P35"><text:s text:c="4"/>auto res_s = pub.send(mbuf, send_flags::none);</text:p>
      <text:p text:style-name="P35"><text:s text:c="4"/>if (!res_s.has_value()) {</text:p>
      <text:p text:style-name="P35"><text:s text:c="8"/>print({"Send error"});</text:p>
      <text:p text:style-name="P35"><text:s text:c="8"/>return;</text:p>
      <text:p text:style-name="P35"><text:s text:c="4"/>}</text:p>
      <text:p text:style-name="P35"/>
      <text:p text:style-name="P35"><text:s text:c="4"/>message_t response(msg.size());</text:p>
      <text:p text:style-name="P35"><text:s text:c="4"/>auto res_r = sub.recv(response, recv_flags::none);</text:p>
      <text:p text:style-name="P35"><text:s text:c="4"/>if (!res_r.has_value()) {</text:p>
      <text:p text:style-name="P35"><text:s text:c="8"/>print({"Get error"});</text:p>
      <text:p text:style-name="P35"><text:s text:c="8"/>return;</text:p>
      <text:p text:style-name="P35"><text:s text:c="4"/>}</text:p>
      <text:p text:style-name="P35"/>
      <text:p text:style-name="P35"><text:s text:c="4"/>std::string res = response.to_string();</text:p>
      <text:p text:style-name="P35"><text:soft-page-break/><text:s text:c="4"/>std::stringstream ss;</text:p>
      <text:p text:style-name="P35"><text:s text:c="4"/>ss &lt;&lt; "Ok:" &lt;&lt; id &lt;&lt; ": " &lt;&lt; res &lt;&lt; "\n";</text:p>
      <text:p text:style-name="P35"><text:s text:c="4"/>print({ss.str()});</text:p>
      <text:p text:style-name="P35"/>
      <text:p text:style-name="P35"><text:s text:c="4"/>return;</text:p>
      <text:p text:style-name="P35">}</text:p>
      <text:p text:style-name="P35"/>
      <text:p text:style-name="P35">std::optional&lt; std::pair&lt;int, int&gt; &gt; killNode(int id, std::list&lt;Node&gt; &amp;nodes, int &amp;idMainCalcNode, socket_t &amp;pub) {</text:p>
      <text:p text:style-name="P35"><text:s text:c="4"/>if (id == -1) {</text:p>
      <text:p text:style-name="P35"><text:s text:c="8"/>return {};</text:p>
      <text:p text:style-name="P35"><text:s text:c="4"/>}</text:p>
      <text:p text:style-name="P35"><text:s text:c="4"/>std::pair&lt;int, int&gt; res;</text:p>
      <text:p text:style-name="P35"/>
      <text:p text:style-name="P35"><text:s text:c="4"/>auto i = nodes.begin();</text:p>
      <text:p text:style-name="P35"><text:s text:c="4"/>for (; i != nodes.end(); ++i) {</text:p>
      <text:p text:style-name="P35"><text:s text:c="8"/>if (i-&gt;id == id) {</text:p>
      <text:p text:style-name="P35"><text:s text:c="12"/>res.first = std::prev(i, 1)-&gt;id;</text:p>
      <text:p text:style-name="P35"><text:s text:c="12"/>if (std::next(i, 1) != nodes.end())</text:p>
      <text:p text:style-name="P35"><text:s text:c="16"/>res.second = std::next(i, 1)-&gt;id;</text:p>
      <text:p text:style-name="P35"><text:s text:c="12"/>else</text:p>
      <text:p text:style-name="P35"><text:s text:c="16"/>res.second = -2;</text:p>
      <text:p text:style-name="P35"/>
      <text:p text:style-name="P35"><text:s text:c="12"/>print({"Ok: ", itos(i-&gt;pid), "\n"});</text:p>
      <text:p text:style-name="P35"><text:s text:c="12"/>nodes.erase(i);</text:p>
      <text:p text:style-name="P35"/>
      <text:p text:style-name="P35"><text:s text:c="12"/>auto j = nodes.begin();</text:p>
      <text:p text:style-name="P35"><text:s text:c="12"/>for (; j != nodes.end(); ++j) {</text:p>
      <text:p text:style-name="P35"><text:s text:c="16"/>if (j-&gt;isChild &amp;&amp; j-&gt;idParent == id) {</text:p>
      <text:p text:style-name="P35"><text:s text:c="20"/>res.second = killNode(j-&gt;id, nodes, idMainCalcNode, std::ref(pub))-&gt;second;</text:p>
      <text:p text:style-name="P35"><text:s text:c="20"/>j = nodes.begin();</text:p>
      <text:p text:style-name="P35"><text:s text:c="16"/>}</text:p>
      <text:p text:style-name="P35"><text:s text:c="12"/>}</text:p>
      <text:p text:style-name="P35"/>
      <text:p text:style-name="P35"><text:s text:c="12"/>break;</text:p>
      <text:p text:style-name="P35"><text:s text:c="8"/>}</text:p>
      <text:p text:style-name="P35"><text:s text:c="4"/>}</text:p>
      <text:p text:style-name="P35"/>
      <text:p text:style-name="P35"><text:s text:c="4"/>if (i == nodes.end()) {</text:p>
      <text:p text:style-name="P35"><text:s text:c="8"/>return {};</text:p>
      <text:p text:style-name="P35"><text:s text:c="4"/>}</text:p>
      <text:p text:style-name="P35"/>
      <text:p text:style-name="P35"><text:s text:c="4"/>return res;</text:p>
      <text:p text:style-name="P35">}</text:p>
      <text:p text:style-name="P35"/>
      <text:p text:style-name="P35">std::optional&lt; std::pair&lt;int, int&gt; &gt; killNodeFull(int id, std::list&lt;Node&gt; &amp;nodes, int &amp;idMainCalcNode, socket_t &amp;pub, socket_t &amp;sub, std::vector&lt;std::thread&gt; &amp;threads) {</text:p>
      <text:p text:style-name="P35"><text:s text:c="4"/>auto res = killNode(id, nodes, idMainCalcNode, std::ref(pub));</text:p>
      <text:p text:style-name="P35"><text:s text:c="4"/>if (!res)</text:p>
      <text:p text:style-name="P35"><text:s text:c="8"/>return {};</text:p>
      <text:p text:style-name="P35"/>
      <text:p text:style-name="P35"><text:s text:c="4"/>std::stringstream ss;</text:p>
      <text:p text:style-name="P35"><text:s text:c="4"/>ss &lt;&lt; "unbind " &lt;&lt; res-&gt;first &lt;&lt; " " &lt;&lt; res-&gt;second &lt;&lt; " search";</text:p>
      <text:p text:style-name="P35"><text:s text:c="4"/>if (res-&gt;first == -1)</text:p>
      <text:p text:style-name="P35"><text:s text:c="8"/>ss &lt;&lt; " last";</text:p>
      <text:p text:style-name="P35"><text:soft-page-break/><text:s text:c="4"/>else</text:p>
      <text:p text:style-name="P35"><text:s text:c="8"/>ss &lt;&lt; " first";</text:p>
      <text:p text:style-name="P35"><text:s text:c="4"/>threads.emplace_back(execThread, ss.str(), std::ref(pub), std::ref(sub), res-&gt;first);</text:p>
      <text:p text:style-name="P35"><text:s text:c="4"/>threads.back().join();</text:p>
      <text:p text:style-name="P35"/>
      <text:p text:style-name="P35"><text:s text:c="4"/>if (id == idMainCalcNode) {</text:p>
      <text:p text:style-name="P35"><text:s text:c="8"/>if (nodes.size() &gt; 1) {</text:p>
      <text:p text:style-name="P35"><text:s text:c="12"/>changeMainCalcNode(std::ref(pub), idMainCalcNode, std::next(nodes.begin(), 1)-&gt;id);</text:p>
      <text:p text:style-name="P35"><text:s text:c="8"/>} else {</text:p>
      <text:p text:style-name="P35"><text:s text:c="12"/>idMainCalcNode = -1;</text:p>
      <text:p text:style-name="P35"><text:s text:c="8"/>}</text:p>
      <text:p text:style-name="P35"><text:s text:c="4"/>}</text:p>
      <text:p text:style-name="P35"/>
      <text:p text:style-name="P35"><text:s text:c="4"/>if (res-&gt;first != -1) {</text:p>
      <text:p text:style-name="P35"><text:s text:c="8"/>ss.str("");</text:p>
      <text:p text:style-name="P35"><text:s text:c="8"/>ss &lt;&lt; "rebind " &lt;&lt; res-&gt;first &lt;&lt; " next " &lt;&lt; res-&gt;second;</text:p>
      <text:p text:style-name="P35"><text:s text:c="8"/>sendMsg(ss.str(), pub);</text:p>
      <text:p text:style-name="P35"><text:s text:c="8"/>std::this_thread::sleep_for(std::chrono::duration(std::chrono::milliseconds(100)));</text:p>
      <text:p text:style-name="P35"><text:s text:c="4"/>}</text:p>
      <text:p text:style-name="P35"/>
      <text:p text:style-name="P35"><text:s text:c="4"/>if (res-&gt;second != -2) {</text:p>
      <text:p text:style-name="P35"><text:s text:c="8"/>std::this_thread::sleep_for(std::chrono::duration(std::chrono::milliseconds(100)));</text:p>
      <text:p text:style-name="P35"><text:s text:c="8"/>ss.str("");</text:p>
      <text:p text:style-name="P35"><text:s text:c="8"/>ss.clear();</text:p>
      <text:p text:style-name="P35"><text:s text:c="8"/>ss &lt;&lt; "rebind " &lt;&lt; res-&gt;second &lt;&lt; " prev " &lt;&lt; res-&gt;first;</text:p>
      <text:p text:style-name="P35"><text:s text:c="8"/>sendMsg(ss.str(), pub);</text:p>
      <text:p text:style-name="P35"><text:s text:c="8"/>std::this_thread::sleep_for(std::chrono::duration(std::chrono::milliseconds(100)));</text:p>
      <text:p text:style-name="P35"><text:s text:c="4"/>}</text:p>
      <text:p text:style-name="P35"/>
      <text:p text:style-name="P35"><text:s text:c="4"/>return res;</text:p>
      <text:p text:style-name="P35">}</text:p>
      <text:p text:style-name="P35"/>
      <text:p text:style-name="P35">void pingAll(socket_t &amp;pub, std::list&lt;Node&gt; &amp;nodes) {</text:p>
      <text:p text:style-name="P35"><text:s text:c="4"/>std::vector&lt;int&gt; unavailableNodes;</text:p>
      <text:p text:style-name="P35"/>
      <text:p text:style-name="P35"><text:s text:c="4"/>if (nodes.size() == 1){</text:p>
      <text:p text:style-name="P35"><text:s text:c="8"/>std::cout &lt;&lt; "There are no Nodes" &lt;&lt; "\n";</text:p>
      <text:p text:style-name="P35"><text:s text:c="8"/>return;</text:p>
      <text:p text:style-name="P35"><text:s text:c="4"/>}</text:p>
      <text:p text:style-name="P35"><text:s text:c="4"/></text:p>
      <text:p text:style-name="P35"><text:s text:c="4"/>if (unavailableNodes.empty()) {</text:p>
      <text:p text:style-name="P35"><text:s text:c="8"/>std::cout &lt;&lt; "Ok: -1" &lt;&lt; "\n";</text:p>
      <text:p text:style-name="P35"><text:s text:c="4"/>} else {</text:p>
      <text:p text:style-name="P35"><text:s text:c="8"/>std::stringstream ss;</text:p>
      <text:p text:style-name="P35"><text:s text:c="8"/>ss &lt;&lt; "Ok: ";</text:p>
      <text:p text:style-name="P35"><text:s text:c="8"/>for (size_t i = 0; i &lt; unavailableNodes.size(); ++i) {</text:p>
      <text:p text:style-name="P35"><text:s text:c="12"/>ss &lt;&lt; unavailableNodes[i];</text:p>
      <text:p text:style-name="P35"><text:s text:c="12"/>if (i &lt; unavailableNodes.size() - 1) {</text:p>
      <text:p text:style-name="P35"><text:s text:c="16"/>ss &lt;&lt; ", ";</text:p>
      <text:p text:style-name="P35"><text:s text:c="12"/>}</text:p>
      <text:p text:style-name="P35"><text:s text:c="8"/>}</text:p>
      <text:p text:style-name="P35"><text:s text:c="8"/>std::cout &lt;&lt; ss.str() &lt;&lt; "\n";</text:p>
      <text:p text:style-name="P35"><text:s text:c="4"/>}</text:p>
      <text:p text:style-name="P35">}</text:p>
      <text:p text:style-name="P35"><text:soft-page-break/></text:p>
      <text:p text:style-name="P35"/>
      <text:p text:style-name="P35"/>
      <text:p text:style-name="P35">int main() {</text:p>
      <text:p text:style-name="P35"><text:tab/>std::list&lt;Node&gt; nodes{{-1, 0, 0, 0}};</text:p>
      <text:p text:style-name="P35"/>
      <text:p text:style-name="P35"><text:s text:c="4"/>context_t ctx;</text:p>
      <text:p text:style-name="P35"><text:s text:c="4"/>socket_t pub(ctx, socket_type::push);</text:p>
      <text:p text:style-name="P35"><text:s text:c="4"/>socket_t sub(ctx, socket_type::pull);</text:p>
      <text:p text:style-name="P35"><text:s text:c="4"/>sub.connect(getAddrPrev(-1));</text:p>
      <text:p text:style-name="P35"><text:s text:c="4"/>std::string addr;</text:p>
      <text:p text:style-name="P35"><text:s text:c="4"/>int idMainCalcNode = -1;</text:p>
      <text:p text:style-name="P35"/>
      <text:p text:style-name="P35"><text:s text:c="4"/>std::vector&lt;std::thread&gt; threads;</text:p>
      <text:p text:style-name="P35"/>
      <text:p text:style-name="P35"><text:s text:c="4"/>while (true) {</text:p>
      <text:p text:style-name="P35"><text:s text:c="8"/>bool ok = true;</text:p>
      <text:p text:style-name="P35"><text:s text:c="8"/>print_mutex.lock();</text:p>
      <text:p text:style-name="P35"><text:s text:c="8"/>std::cout &lt;&lt; "$ ";</text:p>
      <text:p text:style-name="P35"><text:s text:c="8"/>std::string s;</text:p>
      <text:p text:style-name="P35"><text:s text:c="8"/>std::cin &gt;&gt; s;</text:p>
      <text:p text:style-name="P35"><text:s text:c="8"/>print_mutex.unlock();</text:p>
      <text:p text:style-name="P35"/>
      <text:p text:style-name="P35"><text:s text:c="8"/>if (s == "create") {</text:p>
      <text:p text:style-name="P35"><text:s text:c="12"/>int id;</text:p>
      <text:p text:style-name="P35"><text:s text:c="12"/>std::cin &gt;&gt; id;</text:p>
      <text:p text:style-name="P35"/>
      <text:p text:style-name="P35"><text:s text:c="12"/>for (auto elem : nodes) {</text:p>
      <text:p text:style-name="P35"><text:s text:c="16"/>if (elem.id == id) {</text:p>
      <text:p text:style-name="P35"><text:s text:c="20"/>std::cout &lt;&lt; "Error: Already exists" &lt;&lt; "\n";</text:p>
      <text:p text:style-name="P35"><text:s text:c="20"/>ok = false;</text:p>
      <text:p text:style-name="P35"><text:s text:c="20"/>break;</text:p>
      <text:p text:style-name="P35"><text:s text:c="16"/>}</text:p>
      <text:p text:style-name="P35"><text:s text:c="12"/>}</text:p>
      <text:p text:style-name="P35"><text:s text:c="12"/>int idParent = -2;</text:p>
      <text:p text:style-name="P35"><text:s text:c="12"/>bool isChild = false;</text:p>
      <text:p text:style-name="P35"><text:s text:c="12"/>getline(std::cin, s);</text:p>
      <text:p text:style-name="P35"><text:s text:c="12"/>if (s.size() &gt; 0) {</text:p>
      <text:p text:style-name="P35"><text:s text:c="16"/>idParent = stoi(s);</text:p>
      <text:p text:style-name="P35"><text:s text:c="16"/>isChild = true;</text:p>
      <text:p text:style-name="P35"><text:s text:c="12"/>}</text:p>
      <text:p text:style-name="P35"/>
      <text:p text:style-name="P35"><text:s text:c="12"/>if (!ok) continue;</text:p>
      <text:p text:style-name="P35"/>
      <text:p text:style-name="P35"><text:s text:c="12"/>int idPrev, idNext;</text:p>
      <text:p text:style-name="P35"><text:s text:c="12"/>auto iterParent = nodes.end();</text:p>
      <text:p text:style-name="P35"><text:s text:c="12"/>if (isChild) {</text:p>
      <text:p text:style-name="P35"><text:s text:c="16"/>idPrev = idParent;</text:p>
      <text:p text:style-name="P35"/>
      <text:p text:style-name="P35"><text:s text:c="16"/>auto i = nodes.begin();</text:p>
      <text:p text:style-name="P35"><text:s text:c="16"/>for (; i != nodes.end(); ++i)</text:p>
      <text:p text:style-name="P35"><text:s text:c="20"/>if (i-&gt;id == idParent) {</text:p>
      <text:p text:style-name="P35"><text:s text:c="24"/>iterParent = i;</text:p>
      <text:p text:style-name="P35"><text:s text:c="24"/>++i;</text:p>
      <text:p text:style-name="P35"><text:s text:c="24"/>break;</text:p>
      <text:p text:style-name="P35"><text:soft-page-break/><text:s text:c="20"/>}</text:p>
      <text:p text:style-name="P35"/>
      <text:p text:style-name="P35"><text:s text:c="16"/>if (iterParent == nodes.end()) {</text:p>
      <text:p text:style-name="P35"><text:s text:c="20"/>std::cout &lt;&lt; "Error: Parent not found" &lt;&lt; "\n";</text:p>
      <text:p text:style-name="P35"><text:s text:c="20"/>continue;</text:p>
      <text:p text:style-name="P35"><text:s text:c="16"/>}</text:p>
      <text:p text:style-name="P35"><text:s text:c="16"/></text:p>
      <text:p text:style-name="P35"><text:s text:c="16"/>if (i != nodes.end())</text:p>
      <text:p text:style-name="P35"><text:s text:c="20"/>idNext = i-&gt;id;</text:p>
      <text:p text:style-name="P35"><text:s text:c="16"/>else</text:p>
      <text:p text:style-name="P35"><text:s text:c="20"/>idNext = -2;</text:p>
      <text:p text:style-name="P35"><text:s text:c="12"/>} else {</text:p>
      <text:p text:style-name="P35"><text:s text:c="16"/>idNext = -2;</text:p>
      <text:p text:style-name="P35"><text:s text:c="16"/>idPrev = nodes.back().id;</text:p>
      <text:p text:style-name="P35"><text:s text:c="12"/>}</text:p>
      <text:p text:style-name="P35"/>
      <text:p text:style-name="P35"><text:s text:c="12"/>pid_t process_id = create_process();</text:p>
      <text:p text:style-name="P35"><text:s text:c="12"/>if (process_id == 0) {</text:p>
      <text:p text:style-name="P35"><text:s text:c="16"/>std::this_thread::sleep_for(std::chrono::duration(std::chrono::milliseconds(1000)));</text:p>
      <text:p text:style-name="P35"><text:s text:c="16"/>execl("client.out", "client.out", itos(idPrev).c_str(), itos(id).c_str(), itos(idNext).c_str(), NULL);</text:p>
      <text:p text:style-name="P35"><text:s text:c="16"/>perror("exec");</text:p>
      <text:p text:style-name="P35"><text:s text:c="16"/>exit(-1);</text:p>
      <text:p text:style-name="P35"><text:s text:c="12"/>}</text:p>
      <text:p text:style-name="P35"><text:s text:c="12"/></text:p>
      <text:p text:style-name="P35"><text:s text:c="12"/>Node node{id, isChild, idParent, process_id};</text:p>
      <text:p text:style-name="P35"><text:s text:c="12"/>if (isChild) {</text:p>
      <text:p text:style-name="P35"><text:s text:c="16"/>auto iterNode = nodes.insert(++iterParent, node);</text:p>
      <text:p text:style-name="P35"/>
      <text:p text:style-name="P35"><text:s text:c="16"/>std::stringstream ss;</text:p>
      <text:p text:style-name="P35"><text:s text:c="16"/>if (idParent != -1) {</text:p>
      <text:p text:style-name="P35"><text:s text:c="20"/>int idNodePrev = idParent;</text:p>
      <text:p text:style-name="P35"><text:s text:c="20"/>ss &lt;&lt; "rebind " &lt;&lt; idNodePrev &lt;&lt; " next " &lt;&lt; id;</text:p>
      <text:p text:style-name="P35"><text:s text:c="20"/>sendMsg(ss.str(), pub);</text:p>
      <text:p text:style-name="P35"><text:s text:c="20"/>std::this_thread::sleep_for(std::chrono::duration(std::chrono::milliseconds(100)));</text:p>
      <text:p text:style-name="P35"><text:s text:c="16"/>}</text:p>
      <text:p text:style-name="P35"/>
      <text:p text:style-name="P35"><text:s text:c="16"/>auto iterNodeNext = std::next(iterNode);</text:p>
      <text:p text:style-name="P35"><text:s text:c="16"/>if (iterNodeNext != nodes.end()) {</text:p>
      <text:p text:style-name="P35"><text:s text:c="20"/>int idNodeNext = iterNodeNext-&gt;id;</text:p>
      <text:p text:style-name="P35"><text:s text:c="20"/>ss.str("");</text:p>
      <text:p text:style-name="P35"><text:s text:c="20"/>ss &lt;&lt; "rebind " &lt;&lt; idNodeNext &lt;&lt; " prev " &lt;&lt; id;</text:p>
      <text:p text:style-name="P35"><text:s text:c="20"/>sendMsg(ss.str(), pub);</text:p>
      <text:p text:style-name="P35"><text:s text:c="20"/>std::this_thread::sleep_for(std::chrono::duration(std::chrono::milliseconds(100)));</text:p>
      <text:p text:style-name="P35"><text:s text:c="16"/>}</text:p>
      <text:p text:style-name="P35"><text:s text:c="12"/>} else {</text:p>
      <text:p text:style-name="P35"><text:s text:c="16"/>nodes.push_back(node);</text:p>
      <text:p text:style-name="P35"><text:s text:c="16"/></text:p>
      <text:p text:style-name="P35"><text:s text:c="16"/>auto iterNode = std::prev(nodes.end(), 2);</text:p>
      <text:p text:style-name="P35"><text:s text:c="16"/>int idNode = iterNode-&gt;id;</text:p>
      <text:p text:style-name="P35"><text:s text:c="16"/>if (idNode != -1) {</text:p>
      <text:p text:style-name="P35"><text:s text:c="20"/>std::stringstream ss;</text:p>
      <text:p text:style-name="P35"><text:s text:c="20"/>ss &lt;&lt; "rebind " &lt;&lt; idNode &lt;&lt; " next " &lt;&lt; id;</text:p>
      <text:p text:style-name="P35"><text:s text:c="20"/>sendMsg(ss.str(), pub);</text:p>
      <text:p text:style-name="P35"><text:s text:c="20"/>std::this_thread::sleep_for(std::chrono::duration(std::chrono::milliseconds(100)));</text:p>
      <text:p text:style-name="P35"><text:soft-page-break/><text:s text:c="16"/>}</text:p>
      <text:p text:style-name="P35"><text:s text:c="12"/>}</text:p>
      <text:p text:style-name="P35"/>
      <text:p text:style-name="P35"><text:s text:c="12"/>if (idMainCalcNode == -1 || idParent == -1)</text:p>
      <text:p text:style-name="P35"><text:s text:c="16"/>changeMainCalcNode(pub, idMainCalcNode, id);</text:p>
      <text:p text:style-name="P35"/>
      <text:p text:style-name="P35"><text:s text:c="12"/>print({"Ok: ", itos(process_id), "\n"});</text:p>
      <text:p text:style-name="P35"/>
      <text:p text:style-name="P35"><text:s text:c="12"/>for (auto elem : nodes) {</text:p>
      <text:p text:style-name="P35"><text:s text:c="16"/>print_mutex.lock();</text:p>
      <text:p text:style-name="P35"><text:s text:c="16"/>std::cout &lt;&lt; elem;</text:p>
      <text:p text:style-name="P35"><text:s text:c="16"/>print_mutex.unlock();</text:p>
      <text:p text:style-name="P35"><text:s text:c="12"/>}</text:p>
      <text:p text:style-name="P35"><text:s text:c="8"/>} else if (s == "kill") {</text:p>
      <text:p text:style-name="P35"><text:s text:c="12"/>int id;</text:p>
      <text:p text:style-name="P35"><text:s text:c="12"/>std::cin &gt;&gt; id;</text:p>
      <text:p text:style-name="P35"/>
      <text:p text:style-name="P35"><text:s text:c="12"/>auto res = killNodeFull(id, nodes, idMainCalcNode, std::ref(pub), std::ref(sub), std::ref(threads));</text:p>
      <text:p text:style-name="P35"><text:s text:c="12"/>if (!res) {</text:p>
      <text:p text:style-name="P35"><text:s text:c="16"/>std::cout &lt;&lt; "Error: Node not found" &lt;&lt; "\n";</text:p>
      <text:p text:style-name="P35"><text:s text:c="16"/>continue;</text:p>
      <text:p text:style-name="P35"><text:s text:c="12"/>}</text:p>
      <text:p text:style-name="P35"/>
      <text:p text:style-name="P35"><text:s text:c="12"/>for (auto elem : nodes) {</text:p>
      <text:p text:style-name="P35"><text:s text:c="16"/>print_mutex.lock();</text:p>
      <text:p text:style-name="P35"><text:s text:c="16"/>std::cout &lt;&lt; elem;</text:p>
      <text:p text:style-name="P35"><text:s text:c="16"/>print_mutex.unlock();</text:p>
      <text:p text:style-name="P35"><text:s text:c="12"/>}</text:p>
      <text:p text:style-name="P35"><text:s text:c="8"/>} else if (s == "exec") {</text:p>
      <text:p text:style-name="P35"><text:s text:c="12"/>bool ok = true;</text:p>
      <text:p text:style-name="P35"/>
      <text:p text:style-name="P35"><text:s text:c="12"/>int id, n;</text:p>
      <text:p text:style-name="P35"><text:s text:c="12"/>std::cin &gt;&gt; id &gt;&gt; n;</text:p>
      <text:p text:style-name="P35"/>
      <text:p text:style-name="P35"><text:s text:c="12"/>auto i = nodes.begin();</text:p>
      <text:p text:style-name="P35"><text:s text:c="12"/>for (; i != nodes.end(); ++i)</text:p>
      <text:p text:style-name="P35"><text:s text:c="16"/>if (i-&gt;id == id)</text:p>
      <text:p text:style-name="P35"><text:s text:c="20"/>break;</text:p>
      <text:p text:style-name="P35"><text:s text:c="12"/>if (i == nodes.end()) {</text:p>
      <text:p text:style-name="P35"><text:s text:c="16"/>std::cout &lt;&lt; "Error: Node not found" &lt;&lt; "\n";</text:p>
      <text:p text:style-name="P35"><text:s text:c="16"/>ok = false;</text:p>
      <text:p text:style-name="P35"><text:s text:c="12"/>}</text:p>
      <text:p text:style-name="P35"/>
      <text:p text:style-name="P35"><text:s text:c="12"/>std::stringstream ss;</text:p>
      <text:p text:style-name="P35"><text:s text:c="12"/>ss &lt;&lt; "exec " &lt;&lt; id &lt;&lt; " " &lt;&lt; n &lt;&lt; " ";</text:p>
      <text:p text:style-name="P35"><text:s text:c="12"/>for (int i = 0; i &lt; n; ++i) {</text:p>
      <text:p text:style-name="P35"><text:s text:c="16"/>int a;</text:p>
      <text:p text:style-name="P35"><text:s text:c="16"/>std::cin &gt;&gt; a;</text:p>
      <text:p text:style-name="P35"><text:s text:c="16"/>ss &lt;&lt; a &lt;&lt; " ";</text:p>
      <text:p text:style-name="P35"><text:s text:c="12"/>}</text:p>
      <text:p text:style-name="P35"/>
      <text:p text:style-name="P35"><text:s text:c="12"/>if (!ok) continue;</text:p>
      <text:p text:style-name="P35"/>
      <text:p text:style-name="P35"><text:s text:c="12"/>threads.emplace_back(execThread, ss.str(), std::ref(pub), std::ref(sub), id);</text:p>
      <text:p text:style-name="P35"><text:soft-page-break/><text:s text:c="8"/>} else if (s == "pingall") {</text:p>
      <text:p text:style-name="P35"><text:s text:c="12"/>std::thread pingAllThread(pingAll, std::ref(pub), std::ref(nodes));</text:p>
      <text:p text:style-name="P35"><text:s text:c="12"/>pingAllThread.join();</text:p>
      <text:p text:style-name="P35"><text:s text:c="8"/>} else if (s == "exit") {</text:p>
      <text:p text:style-name="P35"><text:s text:c="12"/>for (auto elem : nodes) {</text:p>
      <text:p text:style-name="P35"><text:s text:c="16"/>kill_process(elem.pid);</text:p>
      <text:p text:style-name="P35"><text:s text:c="12"/>}</text:p>
      <text:p text:style-name="P35"><text:s text:c="12"/>break;</text:p>
      <text:p text:style-name="P35"><text:s text:c="8"/>} else if (s == "look") {</text:p>
      <text:p text:style-name="P35"><text:s text:c="12"/>std::this_thread::sleep_for(std::chrono::duration(std::chrono::milliseconds(10)));</text:p>
      <text:p text:style-name="P35"><text:s text:c="8"/>} else {</text:p>
      <text:p text:style-name="P35"><text:s text:c="12"/>std::cout &lt;&lt; "Error: Unknown command" &lt;&lt; "\n";</text:p>
      <text:p text:style-name="P35"><text:s text:c="8"/>}</text:p>
      <text:p text:style-name="P35"><text:s text:c="4"/>}</text:p>
      <text:p text:style-name="P35"/>
      <text:p text:style-name="P35"><text:s text:c="4"/>for (auto &amp;thread : threads) {</text:p>
      <text:p text:style-name="P35"><text:s text:c="8"/>if (thread.joinable()) {</text:p>
      <text:p text:style-name="P35"><text:s text:c="12"/>thread.join();</text:p>
      <text:p text:style-name="P35"><text:s text:c="8"/>}</text:p>
      <text:p text:style-name="P35"><text:s text:c="4"/>}</text:p>
      <text:p text:style-name="P35"/>
      <text:p text:style-name="P35"><text:tab/>return 0;</text:p>
      <text:p text:style-name="P35">}</text:p>
      <text:p text:style-name="P35"/>
      <text:p text:style-name="P37">CLIENT.CPP</text:p>
      <text:p text:style-name="P36">#include &lt;iostream&gt;</text:p>
      <text:p text:style-name="P36">#include &lt;zmq.hpp&gt;</text:p>
      <text:p text:style-name="P36">#include &lt;thread&gt;</text:p>
      <text:p text:style-name="P36">#include "lib.hpp"</text:p>
      <text:p text:style-name="P36"/>
      <text:p text:style-name="P36">using namespace zmq;</text:p>
      <text:p text:style-name="P36"/>
      <text:p text:style-name="P36">const int MAX_LEN_MSG = 256;</text:p>
      <text:p text:style-name="P36"/>
      <text:p text:style-name="P36">void waitResponse(socket_t &amp;pubPrev, socket_t &amp;subResponse) {</text:p>
      <text:p text:style-name="P36"><text:s text:c="4"/>message_t response(MAX_LEN_MSG);</text:p>
      <text:p text:style-name="P36"><text:s text:c="4"/>auto res_r = subResponse.recv(response, recv_flags::none);</text:p>
      <text:p text:style-name="P36"><text:s text:c="4"/>if (!res_r.has_value()) {</text:p>
      <text:p text:style-name="P36"><text:s text:c="8"/>std::cout &lt;&lt; "Get error" &lt;&lt; "\n";</text:p>
      <text:p text:style-name="P36"><text:s text:c="8"/>return;</text:p>
      <text:p text:style-name="P36"><text:s text:c="4"/>}</text:p>
      <text:p text:style-name="P36"><text:s text:c="4"/>auto res_s = pubPrev.send(response, send_flags::none);</text:p>
      <text:p text:style-name="P36"><text:s text:c="4"/>if (!res_s.has_value()) {</text:p>
      <text:p text:style-name="P36"><text:s text:c="8"/>std::cout &lt;&lt; "Get error" &lt;&lt; "\n";</text:p>
      <text:p text:style-name="P36"><text:s text:c="8"/>return;</text:p>
      <text:p text:style-name="P36"><text:s text:c="4"/>}</text:p>
      <text:p text:style-name="P36">}</text:p>
      <text:p text:style-name="P36"/>
      <text:p text:style-name="P36">void unbindPubPrev(socket_t &amp;pub, int id) {</text:p>
      <text:p text:style-name="P36"><text:tab/>pub.unbind(getAddrPrev(id));</text:p>
      <text:p text:style-name="P36">}</text:p>
      <text:p text:style-name="P36">void unbindPubNext(socket_t &amp;pub, int id) {</text:p>
      <text:p text:style-name="P36"><text:tab/>pub.unbind(getAddrNext(id));</text:p>
      <text:p text:style-name="P36">}</text:p>
      <text:p text:style-name="P36"/>
      <text:p text:style-name="P36"><text:soft-page-break/>void unbindPubs(socket_t &amp;pubPrev, socket_t &amp;pubNext, int idPrev, int idNext) {</text:p>
      <text:p text:style-name="P36"><text:tab/>unbindPubPrev(pubPrev, idPrev);</text:p>
      <text:p text:style-name="P36"><text:tab/>if (idNext != -2)</text:p>
      <text:p text:style-name="P36"><text:tab/><text:tab/>unbindPubNext(pubNext, idNext);</text:p>
      <text:p text:style-name="P36">}</text:p>
      <text:p text:style-name="P36"/>
      <text:p text:style-name="P36">void bindPubPrev(socket_t &amp;pub, int id) {</text:p>
      <text:p text:style-name="P36"><text:tab/>pub.bind(getAddrPrev(id));</text:p>
      <text:p text:style-name="P36">}</text:p>
      <text:p text:style-name="P36">void bindPubNext(socket_t &amp;pub, int id) {</text:p>
      <text:p text:style-name="P36"><text:tab/>pub.bind(getAddrNext(id));</text:p>
      <text:p text:style-name="P36">}</text:p>
      <text:p text:style-name="P36"/>
      <text:p text:style-name="P36">void bindPubs(socket_t &amp;pubPrev, socket_t &amp;pubNext, int idPrev, int idNext) {</text:p>
      <text:p text:style-name="P36"><text:tab/>bindPubPrev(pubPrev, idPrev);</text:p>
      <text:p text:style-name="P36"><text:tab/>if (idNext != -2)</text:p>
      <text:p text:style-name="P36"><text:tab/><text:tab/>bindPubNext(pubNext, idNext);</text:p>
      <text:p text:style-name="P36">}</text:p>
      <text:p text:style-name="P36"/>
      <text:p text:style-name="P36">void rebindPubPrev(socket_t &amp;pub, int idOld, int id) {</text:p>
      <text:p text:style-name="P36"><text:tab/>pub.unbind(getAddrPrev(idOld));</text:p>
      <text:p text:style-name="P36"><text:tab/>bindPubPrev(std::ref(pub), id);</text:p>
      <text:p text:style-name="P36">}</text:p>
      <text:p text:style-name="P36">void rebindPubNext(socket_t &amp;pub, int idOld, int id) {</text:p>
      <text:p text:style-name="P36"><text:tab/>if (idOld != -2)</text:p>
      <text:p text:style-name="P36"><text:tab/><text:tab/>pub.unbind(getAddrNext(idOld));</text:p>
      <text:p text:style-name="P36"><text:tab/>bindPubNext(std::ref(pub), id);</text:p>
      <text:p text:style-name="P36">}</text:p>
      <text:p text:style-name="P36"/>
      <text:p text:style-name="P36">void unbindSockets(socket_t &amp;pubPrev, socket_t &amp;pubNext, socket_t &amp;subRequest, socket_t &amp;subResponse, socket_t &amp;pubHeartbit, int idPrev, int id, int idNext) {</text:p>
      <text:p text:style-name="P36"><text:tab/>unbindPubs(std::ref(pubPrev), std::ref(pubNext), idPrev, idNext);</text:p>
      <text:p text:style-name="P36"><text:tab/>subRequest.disconnect(getAddr( getPort(id) ));</text:p>
      <text:p text:style-name="P36"><text:tab/>subResponse.disconnect(getAddr( getPort(id) + 1 ));</text:p>
      <text:p text:style-name="P36"><text:tab/>pubHeartbit.disconnect(getAddrNext(-1));</text:p>
      <text:p text:style-name="P36">}</text:p>
      <text:p text:style-name="P36"/>
      <text:p text:style-name="P36">void unbind(socket_t &amp;pubPrev, socket_t &amp;pubNext, socket_t &amp;subRequest, socket_t &amp;subResponse, socket_t &amp;pubHeartbit, int idPrev, int id, int idNext, bool immediately, std::string msg) {</text:p>
      <text:p text:style-name="P36"><text:tab/>std::stringstream ss;</text:p>
      <text:p text:style-name="P36"><text:tab/>bool isKill = false;</text:p>
      <text:p text:style-name="P36"><text:tab/>if (immediately) {</text:p>
      <text:p text:style-name="P36"><text:tab/><text:tab/>ss.str(msg);</text:p>
      <text:p text:style-name="P36"><text:tab/><text:tab/>isKill = true;</text:p>
      <text:p text:style-name="P36"><text:tab/>} else {</text:p>
      <text:p text:style-name="P36"><text:tab/><text:tab/>message_t response(MAX_LEN_MSG);</text:p>
      <text:p text:style-name="P36"><text:tab/><text:tab/>auto res_r = subResponse.recv(response, recv_flags::none);</text:p>
      <text:p text:style-name="P36"><text:tab/><text:tab/>if (!res_r.has_value()) {</text:p>
      <text:p text:style-name="P36"><text:tab/><text:tab/><text:tab/>std::cout &lt;&lt; "Get error" &lt;&lt; "\n";</text:p>
      <text:p text:style-name="P36"><text:tab/><text:tab/><text:tab/>return;</text:p>
      <text:p text:style-name="P36"><text:tab/><text:tab/>}</text:p>
      <text:p text:style-name="P36"><text:tab/><text:tab/>ss.str(response.to_string());</text:p>
      <text:p text:style-name="P36"><text:tab/><text:tab/>std::string mode, submode; int id1, id2;</text:p>
      <text:p text:style-name="P36"><text:tab/><text:tab/>ss &gt;&gt; mode &gt;&gt; id1 &gt;&gt; id2 &gt;&gt; submode;</text:p>
      <text:p text:style-name="P36"><text:soft-page-break/><text:tab/><text:tab/>ss.str("");</text:p>
      <text:p text:style-name="P36"><text:tab/><text:tab/>ss.clear();</text:p>
      <text:p text:style-name="P36"><text:tab/><text:tab/>if (submode == "active") {</text:p>
      <text:p text:style-name="P36"><text:tab/><text:tab/><text:tab/>if (id != id1) {</text:p>
      <text:p text:style-name="P36"><text:tab/><text:tab/><text:tab/><text:tab/>isKill = true;</text:p>
      <text:p text:style-name="P36"><text:tab/><text:tab/><text:tab/>}</text:p>
      <text:p text:style-name="P36"><text:tab/><text:tab/>}</text:p>
      <text:p text:style-name="P36"><text:tab/>}</text:p>
      <text:p text:style-name="P36"/>
      <text:p text:style-name="P36"><text:s text:c="4"/>auto res_s = pubPrev.send(buffer(ss.str()), send_flags::none);</text:p>
      <text:p text:style-name="P36"><text:s text:c="4"/>if (!res_s.has_value()) {</text:p>
      <text:p text:style-name="P36"><text:s text:c="8"/>std::cout &lt;&lt; "Get error" &lt;&lt; "\n";</text:p>
      <text:p text:style-name="P36"><text:s text:c="8"/>return;</text:p>
      <text:p text:style-name="P36"><text:s text:c="4"/>}</text:p>
      <text:p text:style-name="P36"/>
      <text:p text:style-name="P36"><text:tab/>if (isKill) {</text:p>
      <text:p text:style-name="P36"><text:tab/><text:tab/>unbindSockets(std::ref(pubPrev), std::ref(pubNext), std::ref(subRequest), std::ref(subResponse), std::ref(pubHeartbit), idPrev, id, idNext);</text:p>
      <text:p text:style-name="P36"><text:tab/><text:tab/>exit(EXIT_SUCCESS);</text:p>
      <text:p text:style-name="P36"><text:tab/>}</text:p>
      <text:p text:style-name="P36">}</text:p>
      <text:p text:style-name="P36"/>
      <text:p text:style-name="P36">int main(int argc, char* argv[]) {</text:p>
      <text:p text:style-name="P36"><text:tab/>assert(argc == 4);</text:p>
      <text:p text:style-name="P36"/>
      <text:p text:style-name="P36"><text:tab/>int idPrev = std::stoi(argv[1]);</text:p>
      <text:p text:style-name="P36"><text:tab/>int id = std::stoi(argv[2]);</text:p>
      <text:p text:style-name="P36"><text:tab/>int idNext = std::stoi(argv[3]);</text:p>
      <text:p text:style-name="P36"/>
      <text:p text:style-name="P36"><text:tab/>context_t ctx;</text:p>
      <text:p text:style-name="P36"><text:s text:c="4"/>socket_t pubPrev(ctx, socket_type::push);</text:p>
      <text:p text:style-name="P36"><text:s text:c="4"/>socket_t pubNext(ctx, socket_type::push);</text:p>
      <text:p text:style-name="P36"><text:s text:c="4"/>socket_t subRequest(ctx, socket_type::pull);</text:p>
      <text:p text:style-name="P36"><text:s text:c="4"/>socket_t subResponse(ctx, socket_type::pull);</text:p>
      <text:p text:style-name="P36"/>
      <text:p text:style-name="P36"><text:tab/>bindPubs(std::ref(pubPrev), std::ref(pubNext), idPrev, idNext);</text:p>
      <text:p text:style-name="P36"><text:tab/>subRequest.connect(getAddr( getPort(id) ));</text:p>
      <text:p text:style-name="P36"><text:tab/>subResponse.connect(getAddr( getPort(id) + 1 ));</text:p>
      <text:p text:style-name="P36"/>
      <text:p text:style-name="P36"><text:tab/>std::vector&lt;std::thread&gt; threads;</text:p>
      <text:p text:style-name="P36"><text:tab/>socket_t pubHeartbit(ctx, socket_type::push);</text:p>
      <text:p text:style-name="P36"><text:tab/>pubHeartbit.connect(getAddrNext(-1));</text:p>
      <text:p text:style-name="P36"><text:tab/>std::optional&lt;std::thread&gt; threadHeartbit;</text:p>
      <text:p text:style-name="P36"/>
      <text:p text:style-name="P36"><text:tab/>while (true) {</text:p>
      <text:p text:style-name="P36"><text:tab/><text:tab/>message_t request(MAX_LEN_MSG);</text:p>
      <text:p text:style-name="P36"><text:tab/><text:tab/>auto res_r = subRequest.recv(request, recv_flags::none);</text:p>
      <text:p text:style-name="P36"><text:tab/><text:tab/>if (!res_r.has_value()) {</text:p>
      <text:p text:style-name="P36"><text:tab/><text:tab/><text:tab/>std::cout &lt;&lt; "Get error" &lt;&lt; "\n";</text:p>
      <text:p text:style-name="P36"><text:tab/><text:tab/><text:tab/>break;</text:p>
      <text:p text:style-name="P36"><text:tab/><text:tab/>}</text:p>
      <text:p text:style-name="P36"><text:tab/><text:tab/>std::stringstream ss(request.to_string());</text:p>
      <text:p text:style-name="P36"><text:tab/><text:tab/>std::string mode;</text:p>
      <text:p text:style-name="P36"><text:tab/><text:tab/>ss &gt;&gt; mode;</text:p>
      <text:p text:style-name="P36"/>
      <text:p text:style-name="P36"><text:soft-page-break/><text:tab/><text:tab/>if (mode == "exec") {</text:p>
      <text:p text:style-name="P36"><text:tab/><text:tab/><text:tab/>int idTarget, n;</text:p>
      <text:p text:style-name="P36"><text:tab/><text:tab/><text:tab/>ss &gt;&gt; idTarget &gt;&gt; n;</text:p>
      <text:p text:style-name="P36"><text:tab/><text:tab/><text:tab/></text:p>
      <text:p text:style-name="P36"><text:tab/><text:tab/><text:tab/>if (id == idTarget) {</text:p>
      <text:p text:style-name="P36"><text:tab/><text:tab/><text:tab/><text:tab/>std::string res = "";</text:p>
      <text:p text:style-name="P36"><text:tab/><text:tab/><text:tab/><text:tab/>int sum_ = 0;</text:p>
      <text:p text:style-name="P36"><text:tab/><text:tab/><text:tab/><text:tab/>int x;</text:p>
      <text:p text:style-name="P36"><text:tab/><text:tab/><text:tab/><text:tab/>for (int i = 0; i &lt; n; ++i) {</text:p>
      <text:p text:style-name="P36"><text:tab/><text:tab/><text:tab/><text:tab/><text:tab/>ss &gt;&gt; x;</text:p>
      <text:p text:style-name="P36"><text:tab/><text:tab/><text:tab/><text:tab/><text:tab/>sum_ += x;</text:p>
      <text:p text:style-name="P36"><text:tab/><text:tab/><text:tab/><text:tab/>}</text:p>
      <text:p text:style-name="P36"/>
      <text:p text:style-name="P36"><text:tab/><text:tab/><text:tab/><text:tab/>res = itos(sum_);</text:p>
      <text:p text:style-name="P36"/>
      <text:p text:style-name="P36"><text:tab/><text:tab/><text:tab/><text:tab/>mutable_buffer mbuf = buffer(res);</text:p>
      <text:p text:style-name="P36"><text:tab/><text:tab/><text:tab/><text:tab/>auto res_s = pubPrev.send(mbuf, send_flags::none);</text:p>
      <text:p text:style-name="P36"><text:tab/><text:tab/><text:tab/><text:tab/>if (!res_s.has_value()) {</text:p>
      <text:p text:style-name="P36"><text:tab/><text:tab/><text:tab/><text:tab/><text:tab/>std::cout &lt;&lt; "Send error" &lt;&lt; "\n";</text:p>
      <text:p text:style-name="P36"><text:tab/><text:tab/><text:tab/><text:tab/><text:tab/>break;</text:p>
      <text:p text:style-name="P36"><text:tab/><text:tab/><text:tab/><text:tab/>}</text:p>
      <text:p text:style-name="P36"><text:tab/><text:tab/><text:tab/>} else {</text:p>
      <text:p text:style-name="P36"><text:tab/><text:tab/><text:tab/><text:tab/>auto res_s = pubNext.send(request, send_flags::none);</text:p>
      <text:p text:style-name="P36"><text:tab/><text:tab/><text:tab/><text:tab/>if (!res_s.has_value()) {</text:p>
      <text:p text:style-name="P36"><text:tab/><text:tab/><text:tab/><text:tab/><text:tab/>std::cout &lt;&lt; "Send error" &lt;&lt; "\n";</text:p>
      <text:p text:style-name="P36"><text:tab/><text:tab/><text:tab/><text:tab/><text:tab/>break;</text:p>
      <text:p text:style-name="P36"><text:tab/><text:tab/><text:tab/><text:tab/>}</text:p>
      <text:p text:style-name="P36"/>
      <text:p text:style-name="P36"><text:tab/><text:tab/><text:tab/><text:tab/>threads.emplace_back(waitResponse, std::ref(pubPrev), std::ref(subResponse));</text:p>
      <text:p text:style-name="P36"><text:tab/><text:tab/><text:tab/>}</text:p>
      <text:p text:style-name="P36"><text:tab/><text:tab/>} else if (mode == "rebind") {</text:p>
      <text:p text:style-name="P36"><text:tab/><text:tab/><text:tab/>int idTarget;</text:p>
      <text:p text:style-name="P36"><text:tab/><text:tab/><text:tab/>ss &gt;&gt; idTarget;</text:p>
      <text:p text:style-name="P36"/>
      <text:p text:style-name="P36"><text:tab/><text:tab/><text:tab/>if (id == idTarget) {</text:p>
      <text:p text:style-name="P36"><text:tab/><text:tab/><text:tab/><text:tab/>std::string submode;</text:p>
      <text:p text:style-name="P36"><text:tab/><text:tab/><text:tab/><text:tab/>ss &gt;&gt; submode;</text:p>
      <text:p text:style-name="P36"><text:tab/><text:tab/><text:tab/><text:tab/></text:p>
      <text:p text:style-name="P36"><text:tab/><text:tab/><text:tab/><text:tab/>int idNewPrev, idNewNext;</text:p>
      <text:p text:style-name="P36"><text:tab/><text:tab/><text:tab/><text:tab/>if (submode == "prev") {</text:p>
      <text:p text:style-name="P36"><text:tab/><text:tab/><text:tab/><text:tab/><text:tab/>ss &gt;&gt; idNewPrev;</text:p>
      <text:p text:style-name="P36"><text:tab/><text:tab/><text:tab/><text:tab/><text:tab/>rebindPubPrev(std::ref(pubPrev), idPrev, idNewPrev);</text:p>
      <text:p text:style-name="P36"><text:tab/><text:tab/><text:tab/><text:tab/><text:tab/>idPrev = idNewPrev;</text:p>
      <text:p text:style-name="P36"><text:tab/><text:tab/><text:tab/><text:tab/>}</text:p>
      <text:p text:style-name="P36"><text:tab/><text:tab/><text:tab/><text:tab/>if (submode == "next") {</text:p>
      <text:p text:style-name="P36"><text:tab/><text:tab/><text:tab/><text:tab/><text:tab/>ss &gt;&gt; idNewNext;</text:p>
      <text:p text:style-name="P36"><text:tab/><text:tab/><text:tab/><text:tab/><text:tab/>rebindPubNext(std::ref(pubNext), idNext, idNewNext);</text:p>
      <text:p text:style-name="P36"><text:tab/><text:tab/><text:tab/><text:tab/><text:tab/>idNext = idNewNext;</text:p>
      <text:p text:style-name="P36"><text:tab/><text:tab/><text:tab/><text:tab/>}</text:p>
      <text:p text:style-name="P36"><text:tab/><text:tab/><text:tab/>} else {</text:p>
      <text:p text:style-name="P36"/>
      <text:p text:style-name="P36"><text:tab/><text:tab/><text:tab/><text:tab/>auto res_s = pubNext.send(request, send_flags::none);</text:p>
      <text:p text:style-name="P36"><text:tab/><text:tab/><text:tab/><text:tab/>if (!res_s.has_value()) {</text:p>
      <text:p text:style-name="P36"><text:tab/><text:tab/><text:tab/><text:tab/><text:tab/>std::cout &lt;&lt; "Send error" &lt;&lt; "\n";</text:p>
      <text:p text:style-name="P36"><text:soft-page-break/><text:tab/><text:tab/><text:tab/><text:tab/><text:tab/>break;</text:p>
      <text:p text:style-name="P36"><text:tab/><text:tab/><text:tab/><text:tab/>}</text:p>
      <text:p text:style-name="P36"><text:tab/><text:tab/><text:tab/>}</text:p>
      <text:p text:style-name="P36"><text:tab/><text:tab/>} else if (mode == "unbind") {</text:p>
      <text:p text:style-name="P36"><text:tab/><text:tab/><text:tab/>int id1, id2;</text:p>
      <text:p text:style-name="P36"><text:tab/><text:tab/><text:tab/>ss &gt;&gt; id1 &gt;&gt; id2;</text:p>
      <text:p text:style-name="P36"/>
      <text:p text:style-name="P36"><text:tab/><text:tab/><text:tab/>std::string submode;</text:p>
      <text:p text:style-name="P36"><text:tab/><text:tab/><text:tab/>ss &gt;&gt; submode;</text:p>
      <text:p text:style-name="P36"/>
      <text:p text:style-name="P36"><text:tab/><text:tab/><text:tab/>std::stringstream ssMsg;</text:p>
      <text:p text:style-name="P36"><text:tab/><text:tab/><text:tab/>ssMsg &lt;&lt; "unbind " &lt;&lt; id1 &lt;&lt; " " &lt;&lt; id2;</text:p>
      <text:p text:style-name="P36"/>
      <text:p text:style-name="P36"><text:tab/><text:tab/><text:tab/>if (submode == "search") {</text:p>
      <text:p text:style-name="P36"><text:tab/><text:tab/><text:tab/><text:tab/>std::string who;</text:p>
      <text:p text:style-name="P36"><text:tab/><text:tab/><text:tab/><text:tab/>ss &gt;&gt; who;</text:p>
      <text:p text:style-name="P36"><text:tab/><text:tab/><text:tab/><text:tab/>if (who == "first") {</text:p>
      <text:p text:style-name="P36"><text:tab/><text:tab/><text:tab/><text:tab/><text:tab/>ssMsg &lt;&lt; " search";</text:p>
      <text:p text:style-name="P36"><text:tab/><text:tab/><text:tab/><text:tab/><text:tab/>if (id == id1) {</text:p>
      <text:p text:style-name="P36"><text:tab/><text:tab/><text:tab/><text:tab/><text:tab/><text:tab/>ssMsg &lt;&lt; " last";</text:p>
      <text:p text:style-name="P36"><text:tab/><text:tab/><text:tab/><text:tab/><text:tab/>} else {</text:p>
      <text:p text:style-name="P36"><text:tab/><text:tab/><text:tab/><text:tab/><text:tab/><text:tab/>ssMsg &lt;&lt; " first";</text:p>
      <text:p text:style-name="P36"><text:tab/><text:tab/><text:tab/><text:tab/><text:tab/>}</text:p>
      <text:p text:style-name="P36"><text:tab/><text:tab/><text:tab/><text:tab/>} else if (who == "last") {</text:p>
      <text:p text:style-name="P36"><text:tab/><text:tab/><text:tab/><text:tab/><text:tab/>if (id == id2) {</text:p>
      <text:p text:style-name="P36"><text:tab/><text:tab/><text:tab/><text:tab/><text:tab/><text:tab/>ssMsg &lt;&lt; " active";</text:p>
      <text:p text:style-name="P36"><text:tab/><text:tab/></text:p>
      <text:p text:style-name="P36"><text:tab/><text:tab/><text:tab/><text:tab/><text:tab/><text:tab/>auto res_s = pubPrev.send(buffer(ssMsg.str()), send_flags::none);</text:p>
      <text:p text:style-name="P36"><text:tab/><text:tab/><text:tab/><text:tab/><text:tab/><text:tab/>if (!res_s.has_value()) {</text:p>
      <text:p text:style-name="P36"><text:tab/><text:tab/><text:tab/><text:tab/><text:tab/><text:tab/><text:tab/>std::cout &lt;&lt; "Send error" &lt;&lt; "\n";</text:p>
      <text:p text:style-name="P36"><text:tab/><text:tab/><text:tab/><text:tab/><text:tab/><text:tab/><text:tab/>break;</text:p>
      <text:p text:style-name="P36"><text:tab/><text:tab/><text:tab/><text:tab/><text:tab/><text:tab/>}</text:p>
      <text:p text:style-name="P36"/>
      <text:p text:style-name="P36"><text:tab/><text:tab/><text:tab/><text:tab/><text:tab/><text:tab/>continue;</text:p>
      <text:p text:style-name="P36"><text:tab/><text:tab/><text:tab/><text:tab/><text:tab/>} else if (idNext == -2) {</text:p>
      <text:p text:style-name="P36"><text:tab/><text:tab/><text:tab/><text:tab/><text:tab/><text:tab/>ssMsg &lt;&lt; " active";</text:p>
      <text:p text:style-name="P36"><text:tab/><text:tab/><text:tab/><text:tab/><text:tab/><text:tab/>threads.emplace_back(unbind, std::ref(pubPrev), std::ref(pubNext), std::ref(subRequest), std::ref(subResponse), std::ref(pubHeartbit), idPrev, id, idNext, true, ssMsg.str());</text:p>
      <text:p text:style-name="P36"><text:tab/><text:tab/><text:tab/><text:tab/><text:tab/><text:tab/>continue;</text:p>
      <text:p text:style-name="P36"><text:tab/><text:tab/><text:tab/><text:tab/><text:tab/>} else {</text:p>
      <text:p text:style-name="P36"><text:tab/><text:tab/><text:tab/><text:tab/><text:tab/><text:tab/>ssMsg &lt;&lt; " search last";</text:p>
      <text:p text:style-name="P36"><text:tab/><text:tab/><text:tab/><text:tab/><text:tab/>}</text:p>
      <text:p text:style-name="P36"><text:tab/><text:tab/><text:tab/><text:tab/>}</text:p>
      <text:p text:style-name="P36"><text:tab/><text:tab/><text:tab/><text:tab/>auto res_s = pubNext.send(buffer(ssMsg.str()), send_flags::none);</text:p>
      <text:p text:style-name="P36"><text:tab/><text:tab/><text:tab/><text:tab/>if (!res_s.has_value()) {</text:p>
      <text:p text:style-name="P36"><text:tab/><text:tab/><text:tab/><text:tab/><text:tab/>std::cout &lt;&lt; "Send error" &lt;&lt; "\n";</text:p>
      <text:p text:style-name="P36"><text:tab/><text:tab/><text:tab/><text:tab/><text:tab/>break;;</text:p>
      <text:p text:style-name="P36"><text:tab/><text:tab/><text:tab/><text:tab/>}</text:p>
      <text:p text:style-name="P36"><text:tab/><text:tab/><text:tab/><text:tab/>threads.emplace_back(unbind, std::ref(pubPrev), std::ref(pubNext), std::ref(subRequest), std::ref(subResponse), std::ref(pubHeartbit), idPrev, id, idNext, false, "");</text:p>
      <text:p text:style-name="P36"><text:tab/><text:tab/><text:tab/>} else {</text:p>
      <text:p text:style-name="P36"><text:soft-page-break/><text:tab/><text:tab/><text:tab/><text:tab/>break;</text:p>
      <text:p text:style-name="P36"><text:tab/><text:tab/><text:tab/>}</text:p>
      <text:p text:style-name="P36"><text:tab/><text:tab/>} else {</text:p>
      <text:p text:style-name="P36"><text:tab/><text:tab/><text:tab/>break;</text:p>
      <text:p text:style-name="P36"><text:tab/><text:tab/>}</text:p>
      <text:p text:style-name="P36"><text:tab/>}</text:p>
      <text:p text:style-name="P36"><text:tab/></text:p>
      <text:p text:style-name="P36"><text:tab/>return 0;</text:p>
      <text:p text:style-name="P36">}</text:p>
      <text:p text:style-name="P36"/>
      <text:p text:style-name="P37">LIB.CPP</text:p>
      <text:p text:style-name="P36">#include "lib.hpp"</text:p>
      <text:p text:style-name="P36"/>
      <text:p text:style-name="P36">std::string itos(int x) {</text:p>
      <text:p text:style-name="P36"><text:s text:c="4"/>std::stringstream ss;</text:p>
      <text:p text:style-name="P36"><text:s text:c="4"/>return (std::stringstream() &lt;&lt; x).str();</text:p>
      <text:p text:style-name="P36">}</text:p>
      <text:p text:style-name="P36"/>
      <text:p text:style-name="P36">int getPort(int id) {</text:p>
      <text:p text:style-name="P36"><text:s text:c="4"/>return 4042 + id * 2;</text:p>
      <text:p text:style-name="P36">}</text:p>
      <text:p text:style-name="P36">std::string getAddr(int port) {</text:p>
      <text:p text:style-name="P36"><text:s text:c="4"/>std::stringstream ss;</text:p>
      <text:p text:style-name="P36"><text:s text:c="4"/>ss &lt;&lt; "tcp://127.0.0.1:" &lt;&lt; port;</text:p>
      <text:p text:style-name="P36"/>
      <text:p text:style-name="P36"><text:s text:c="4"/>return ss.str();</text:p>
      <text:p text:style-name="P36">}</text:p>
      <text:p text:style-name="P36">std::string getAddrPrev(int id) {</text:p>
      <text:p text:style-name="P36"><text:s text:c="4"/>return getAddr( getPort(id) + 1 );</text:p>
      <text:p text:style-name="P36">}</text:p>
      <text:p text:style-name="P36">std::string getAddrNext(int id) {</text:p>
      <text:p text:style-name="P36"><text:s text:c="4"/>return getAddr( getPort(id) );</text:p>
      <text:p text:style-name="P36">}</text:p>
      <text:p text:style-name="P36"/>
      <text:p text:style-name="P35"/>
      <text:p text:style-name="P35"/>
      <text:p text:style-name="P6">Пример работы</text:p>
      <text:p text:style-name="P4">alexandra@alexandra-HVY-WXX9:~/Рабочий стол/ос 3 сем/os_lab_5-7$ make</text:p>
      <text:p text:style-name="P4">./server.out</text:p>
      <text:p text:style-name="P4">$ create 1</text:p>
      <text:p text:style-name="P4">Ok: 56135</text:p>
      <text:p text:style-name="P4">$ create 2</text:p>
      <text:p text:style-name="P4">Ok: 56140</text:p>
      <text:p text:style-name="P4">$ create 4</text:p>
      <text:p text:style-name="P4">Ok: 56148</text:p>
      <text:p text:style-name="P4">$ exec 4 2 3 3 </text:p>
      <text:p text:style-name="P4">$ look</text:p>
      <text:p text:style-name="P4">Ok:4: 6</text:p>
      <text:p text:style-name="P4">$ pingall</text:p>
      <text:p text:style-name="P4"><text:soft-page-break/>Ok: -1</text:p>
      <text:p text:style-name="P4">$ </text:p>
      <text:p text:style-name="P4">kill 3</text:p>
      <text:p text:style-name="P4">Error: Node not found</text:p>
      <text:p text:style-name="P4">$ kill 2</text:p>
      <text:p text:style-name="P4">Ok: 56140</text:p>
      <text:p text:style-name="P4">Ok:1: </text:p>
      <text:p text:style-name="P4">$ exit</text:p>
      <text:p text:style-name="P4">make: *** [Makefile:2: run] Завершено</text:p>
      <text:p text:style-name="P4">Завершено</text:p>
      <text:p text:style-name="P4"/>
      <text:p text:style-name="P4">alexandra@alexandra-HVY-WXX9:~/Рабочий стол/ос 3 сем/os_lab_5-7$ make</text:p>
      <text:p text:style-name="P4">./server.out</text:p>
      <text:p text:style-name="P4">$ create 2</text:p>
      <text:p text:style-name="P4">Ok: 58940</text:p>
      <text:p text:style-name="P4">$ create 1 2</text:p>
      <text:p text:style-name="P4">Ok: 58948</text:p>
      <text:p text:style-name="P4">$ exec 1 4 3 3 3 33</text:p>
      <text:p text:style-name="P4">$ look</text:p>
      <text:p text:style-name="P4">Ok:1: 42</text:p>
      <text:p text:style-name="P4">$ exec 2 6 1 2 3 4 5 6</text:p>
      <text:p text:style-name="P4">$ look</text:p>
      <text:p text:style-name="P4">Ok:2: 21</text:p>
      <text:p text:style-name="P4">$ kill 2</text:p>
      <text:p text:style-name="P4">Ok: 58940</text:p>
      <text:p text:style-name="P4">Ok: 58948</text:p>
      <text:p text:style-name="P4">Ok:-1: </text:p>
      <text:p text:style-name="P4">$ pingall</text:p>
      <text:p text:style-name="P4">There are no Nodes</text:p>
      <text:p text:style-name="P4">$ create 6</text:p>
      <text:p text:style-name="P4">Ok: 59264</text:p>
      <text:p text:style-name="P4">$ pingall</text:p>
      <text:p text:style-name="P4">Ok: -1</text:p>
      <text:p text:style-name="P4">$ exit</text:p>
      <text:p text:style-name="P4">make: *** [Makefile:2: run] Завершено</text:p>
      <text:p text:style-name="P4">Завершено</text:p>
      <text:p text:style-name="P1"/>
      <text:p text:style-name="P6">Вывод</text:p>
      <text:p text:style-name="P3">В ходе лабораторной работы по операционным системам я приобрел<text:span text:style-name="T20">а</text:span> <text:soft-page-break/>практические навыки в:</text:p>
      <text:p text:style-name="P3"><text:s text:c="4"/>• Управлении серверами сообщений</text:p>
      <text:p text:style-name="P3"><text:s text:c="4"/>• Применение отложенных вычислений</text:p>
      <text:p text:style-name="P3"><text:s text:c="4"/>• Интеграция программных систем друг с другом</text:p>
      <text:p text:style-name="P3">Изучил<text:span text:style-name="T20">а</text:span> библиотеку очередей сообщений ZeroMQ, спроектировал<text:span text:style-name="T20">а</text:span> распределенную систему вычислительных узлов.</text:p>
      <text:p text:style-name="P3"/>
      <text:p text:style-name="P5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7T19:08:00.597706982</dc:date>
    <meta:editing-duration>PT1H8M58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8" meta:paragraph-count="669" meta:word-count="2562" meta:character-count="21948" meta:non-whitespace-character-count="16359"/>
  </office:meta>
</office:document-meta>
</file>